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text-properties fo:font-style="italic" style:text-underline-style="none" fo:font-weight="normal" officeooo:rsid="00075bfe" officeooo:paragraph-rsid="00075bfe" style:font-style-asian="italic" style:font-weight-asian="normal" style:font-style-complex="italic" style:font-weight-complex="normal"/>
    </style:style>
    <style:style style:name="P2" style:family="paragraph" style:parent-style-name="Standard">
      <style:paragraph-properties style:writing-mode="lr-tb"/>
      <style:text-properties fo:font-style="normal" style:text-underline-style="solid" style:text-underline-width="auto" style:text-underline-color="font-color" fo:font-weight="bold" officeooo:rsid="00075bfe" officeooo:paragraph-rsid="00075bfe" style:font-style-asian="normal" style:font-weight-asian="bold" style:font-style-complex="normal" style:font-weight-complex="bold"/>
    </style:style>
    <style:style style:name="P3" style:family="paragraph" style:parent-style-name="Standard">
      <style:paragraph-properties style:writing-mode="lr-tb"/>
      <style:text-properties fo:font-style="normal" style:text-underline-style="none" fo:font-weight="bold" officeooo:rsid="00075bfe" officeooo:paragraph-rsid="00075bfe" style:font-style-asian="normal" style:font-weight-asian="bold" style:font-style-complex="normal" style:font-weight-complex="bold"/>
    </style:style>
    <style:style style:name="P4" style:family="paragraph" style:parent-style-name="Standard">
      <style:paragraph-properties style:writing-mode="lr-tb"/>
      <style:text-properties fo:font-style="normal" style:text-underline-style="none" fo:font-weight="normal" officeooo:rsid="00075bfe" officeooo:paragraph-rsid="00075bfe" style:font-style-asian="normal" style:font-weight-asian="normal" style:font-style-complex="normal" style:font-weight-complex="normal"/>
    </style:style>
    <style:style style:name="P5" style:family="paragraph" style:parent-style-name="Standard">
      <style:paragraph-properties style:writing-mode="lr-tb"/>
      <style:text-properties fo:font-style="italic" style:text-underline-style="none" fo:font-weight="normal" officeooo:rsid="00075bfe" officeooo:paragraph-rsid="00075bfe" style:font-style-asian="italic" style:font-weight-asian="normal" style:font-style-complex="italic" style:font-weight-complex="normal"/>
    </style:style>
    <style:style style:name="P6" style:family="paragraph" style:parent-style-name="Standard">
      <style:paragraph-properties style:writing-mode="lr-tb"/>
      <style:text-properties fo:font-style="italic" style:text-underline-style="none" fo:font-weight="normal" officeooo:rsid="000b167d" officeooo:paragraph-rsid="000b167d" style:font-style-asian="italic" style:font-weight-asian="normal" style:font-style-complex="italic" style:font-weight-complex="normal"/>
    </style:style>
    <style:style style:name="P7" style:family="paragraph" style:parent-style-name="Standard">
      <style:paragraph-properties style:writing-mode="lr-tb"/>
      <style:text-properties fo:font-style="italic" style:text-underline-style="none" fo:font-weight="normal" officeooo:rsid="000e6a48" officeooo:paragraph-rsid="000e6a48" style:font-style-asian="italic" style:font-weight-asian="normal" style:font-style-complex="italic" style:font-weight-complex="normal"/>
    </style:style>
    <style:style style:name="P8" style:family="paragraph" style:parent-style-name="Standard">
      <style:paragraph-properties style:writing-mode="lr-tb"/>
      <style:text-properties fo:font-style="italic" style:text-underline-style="none" fo:font-weight="bold" officeooo:rsid="000b167d" officeooo:paragraph-rsid="000b167d" style:font-style-asian="italic" style:font-weight-asian="bold" style:font-style-complex="italic" style:font-weight-complex="bold"/>
    </style:style>
    <style:style style:name="P9" style:family="paragraph" style:parent-style-name="Standard">
      <style:paragraph-properties style:writing-mode="lr-tb"/>
      <style:text-properties fo:font-style="italic" style:text-underline-style="none" fo:font-weight="bold" officeooo:rsid="000c6d30" officeooo:paragraph-rsid="000c6d30" style:font-style-asian="italic" style:font-weight-asian="bold" style:font-style-complex="italic" style:font-weight-complex="bold"/>
    </style:style>
    <style:style style:name="P10" style:family="paragraph" style:parent-style-name="Standard">
      <style:paragraph-properties style:writing-mode="lr-tb"/>
      <style:text-properties fo:font-style="italic" style:text-underline-style="none" fo:font-weight="bold" officeooo:rsid="000e6a48" officeooo:paragraph-rsid="000e6a48" style:font-style-asian="italic" style:font-weight-asian="bold" style:font-style-complex="italic" style:font-weight-complex="bold"/>
    </style:style>
    <style:style style:name="P11" style:family="paragraph" style:parent-style-name="Standard">
      <style:paragraph-properties style:writing-mode="lr-tb"/>
      <style:text-properties fo:font-style="italic" style:text-underline-style="solid" style:text-underline-width="auto" style:text-underline-color="font-color" fo:font-weight="bold" officeooo:rsid="000c6d30" officeooo:paragraph-rsid="000c6d30" style:font-style-asian="italic" style:font-weight-asian="bold" style:font-style-complex="italic" style:font-weight-complex="bold"/>
    </style:style>
    <style:style style:name="P12" style:family="paragraph" style:parent-style-name="Standard">
      <style:paragraph-properties style:writing-mode="lr-tb"/>
      <style:text-properties fo:font-style="italic" style:text-underline-style="solid" style:text-underline-width="auto" style:text-underline-color="font-color" fo:font-weight="bold" officeooo:rsid="000e6a48" officeooo:paragraph-rsid="000e6a48" style:font-style-asian="italic" style:font-weight-asian="bold" style:font-style-complex="italic" style:font-weight-complex="bold"/>
    </style:style>
    <style:style style:name="P13" style:family="paragraph" style:parent-style-name="Standard">
      <style:paragraph-properties style:writing-mode="lr-tb"/>
      <style:text-properties fo:font-style="normal" style:text-underline-style="solid" style:text-underline-width="auto" style:text-underline-color="font-color" fo:font-weight="bold" officeooo:rsid="000e6a48" officeooo:paragraph-rsid="000e6a48" style:font-style-asian="normal" style:font-weight-asian="bold" style:font-style-complex="normal" style:font-weight-complex="bold"/>
    </style:style>
    <style:style style:name="P14" style:family="paragraph" style:parent-style-name="Standard">
      <style:paragraph-properties style:writing-mode="lr-tb"/>
      <style:text-properties fo:font-style="normal" style:text-underline-style="none" fo:font-weight="normal" officeooo:rsid="00075bfe" officeooo:paragraph-rsid="00075bfe"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c6d30"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oud implementation</text:p>
      <text:p text:style-name="P2"/>
      <text:p text:style-name="P3">IaaS</text:p>
      <text:p text:style-name="P3"/>
      <text:p text:style-name="P3">Specification</text:p>
      <text:p text:style-name="P4">The cloud implementation uses an eucalyptus-like design and implements the NC, CC and CLC as described in the problem statement. Python API for libvirt is used. The VMs use a CentOS7 image provided during the course for lab usage. Socket API is used for communication between the CLC, CC and NC. NFS is used in availability zones to implement the essential shared storage area.</text:p>
      <text:p text:style-name="P4">A REST API is exposed to be used from the CLC by the user. The user specifies the VM name, required memory, storage space and vCPUs.</text:p>
      <text:p text:style-name="P4"/>
      <text:p text:style-name="P3">Scheduling</text:p>
      <text:p text:style-name="P4">The cloud implements a round-robin and greedy scheduling. Either one can be used by specifying during API calls.</text:p>
      <text:p text:style-name="P1"/>
      <text:p text:style-name="P1">Round-robin<text:span text:style-name="T1">: The VM is created in a manner such that the K+1th PM is used every time with K being the previous PM.</text:span></text:p>
      <text:p text:style-name="P1"/>
      <text:p text:style-name="P1">Greedy: <text:span text:style-name="T1">CC determines the PM with max available resources in terms of available memory, CPUs and storage space and appropriately creates a VM.</text:span></text:p>
      <text:p text:style-name="P1"><text:span text:style-name="T1"/></text:p>
      <text:p text:style-name="P6">Match-making:<text:span text:style-name="T1"> The match-making algorithm is similar to greedy. It requires VM to be scheduled to the PM with maximum available resources.</text:span></text:p>
      <text:p text:style-name="P6"><text:span text:style-name="T1"/></text:p>
      <text:p text:style-name="P10"><text:span text:style-name="T1">Load Balancing</text:span></text:p>
      <text:p text:style-name="P7"><text:span text:style-name="T1">The NC regularly monitors the VMs for load and on crossing a threshold, sends a request to the CLC to clone the VM. For demo purpose, Apache server has been used. For load balancing a Tomcat server is needed which provides a virtual host feature and distributes load coming to a machine to sibling machines.</text:span></text:p>
      <text:p text:style-name="P6"><text:span text:style-name="T1"/></text:p>
      <text:p text:style-name="P8"><text:span text:style-name="T1">Server-consolidation</text:span></text:p>
      <text:p text:style-name="P8"><text:span text:style-name="T2">The CC, every 2 minutes executes a server consolidation so as to equally distribute V</text:span><text:span text:style-name="T3">M</text:span><text:span text:style-name="T2">s across available PMs. </text:span><text:span text:style-name="T3">First fit bin packing is used. The CC has information on all the active VMs so it simply iterates through all the VMs and performs following checks.</text:span></text:p>
      <text:p text:style-name="P9"><text:span text:style-name="T2">To decide if a VM needs to be migrated from PM1 to PM2:</text:span></text:p>
      <text:p text:style-name="P9"><text:span text:style-name="T2">Does the total resource utilization of PM2 after getting the VM remain lower than that of PM1?</text:span></text:p>
      <text:p text:style-name="P9"><text:span text:style-name="T2">If yes, migrate VM.</text:span></text:p>
      <text:p text:style-name="P9"><text:span text:style-name="T2"/></text:p>
      <text:p text:style-name="P9"><text:span text:style-name="T2">The resources concerned are just the CPU and memory utilization. Storage is not a concern because it is anyways shared in the availability zone.</text:span></text:p>
      <text:p text:style-name="P9"><text:span text:style-name="T2"/></text:p>
      <text:p text:style-name="P9"><text:span text:style-name="T2">This algorithm, essentially tries to distribute the VMs across the PMs in a uniform manner in terms of resource utilization.</text:span></text:p>
      <text:p text:style-name="P9"><text:span text:style-name="T2"/></text:p>
      <text:p text:style-name="P11"><text:span text:style-name="T1">SaaS model – Providing storage service</text:span></text:p>
      <text:p text:style-name="P11"><text:span text:style-name="T4"/></text:p>
      <text:p text:style-name="P12"><text:span text:style-name="T5">Block based storage</text:span></text:p>
      <text:p text:style-name="P12"><text:soft-page-break/><text:span text:style-name="T4">To attach a disk, the user just needs to first create a disk. This disk can then be attached to a VM at a specified volume label. The disk is created as a qcow2 volume from a shared storage.</text:span></text:p>
      <text:p text:style-name="P12"><text:span text:style-name="T4"/></text:p>
      <text:p text:style-name="P12"><text:span text:style-name="T5">Object based storage</text:span></text:p>
      <text:p text:style-name="P13"><text:span text:style-name="T5">The CLC hashes the name of file and stores in either availability zones. PUT, GET and DELETE operations are provided to store, download and remove a file.</text:span></text:p>
      <text:p text:style-name="P13"><text:span text:style-name="T5">The file name is hashed by summing the ASCII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7:25:29.704000000</meta:creation-date>
    <dc:date>2016-11-28T20:18:42.079000000</dc:date>
    <meta:editing-duration>PT1H10M8S</meta:editing-duration>
    <meta:editing-cycles>3</meta:editing-cycles>
    <meta:generator>LibreOffice/5.2.2.2$Windows_x86 LibreOffice_project/8f96e87c890bf8fa77463cd4b640a2312823f3ad</meta:generator>
    <meta:document-statistic meta:table-count="0" meta:image-count="0" meta:object-count="0" meta:page-count="2" meta:paragraph-count="25" meta:word-count="448" meta:character-count="2569" meta:non-whitespace-character-count="2145"/>
  </office:meta>
</office:document-meta>
</file>